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25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T1" style:family="text">
      <style:text-properties fo:color="#ff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302cm" svg:y1="6.604cm" svg:x2="22.86cm" svg:y2="6.604cm">
          <text:p/>
        </draw:line>
        <draw:circle draw:style-name="gr2" draw:text-style-name="P1" draw:layer="layout" svg:width="0.254cm" svg:height="0.254cm" svg:x="3.302cm" svg:y="6.45cm">
          <text:p/>
        </draw:circle>
        <draw:frame draw:style-name="gr3" draw:layer="layout" svg:width="0.925cm" svg:height="0.963cm" svg:x="2.948cm" svg:y="7.366cm">
          <draw:text-box>
            <text:p>A</text:p>
          </draw:text-box>
        </draw:frame>
        <draw:circle draw:style-name="gr2" draw:text-style-name="P1" draw:layer="layout" svg:width="0.254cm" svg:height="0.254cm" svg:x="19.812cm" svg:y="6.504cm">
          <text:p/>
        </draw:circle>
        <draw:frame draw:style-name="gr3" draw:layer="layout" svg:width="0.925cm" svg:height="0.963cm" svg:x="19.504cm" svg:y="7.366cm">
          <draw:text-box>
            <text:p>B</text:p>
          </draw:text-box>
        </draw:frame>
        <draw:frame draw:style-name="gr3" draw:layer="layout" svg:width="0.853cm" svg:height="0.963cm" svg:x="3.048cm" svg:y="5.334cm">
          <draw:text-box>
            <text:p>0</text:p>
          </draw:text-box>
        </draw:frame>
        <draw:frame draw:style-name="gr3" draw:layer="layout" svg:width="1.205cm" svg:height="0.963cm" svg:x="19.258cm" svg:y="5.388cm">
          <draw:text-box>
            <text:p>12</text:p>
          </draw:text-box>
        </draw:frame>
        <draw:circle draw:style-name="gr2" draw:text-style-name="P1" draw:layer="layout" svg:width="0.254cm" svg:height="0.254cm" svg:x="11.684cm" svg:y="6.504cm">
          <text:p/>
        </draw:circle>
        <draw:frame draw:style-name="gr3" draw:layer="layout" svg:width="0.925cm" svg:height="0.963cm" svg:x="11.43cm" svg:y="7.366cm">
          <draw:text-box>
            <text:p>P</text:p>
          </draw:text-box>
        </draw:frame>
        <draw:frame draw:style-name="gr3" draw:layer="layout" svg:width="0.853cm" svg:height="0.963cm" svg:x="11.33cm" svg:y="5.288cm">
          <draw:text-box>
            <text:p>6</text:p>
          </draw:text-box>
        </draw:frame>
        <draw:frame draw:style-name="gr3" draw:layer="layout" svg:width="0.959cm" svg:height="0.963cm" svg:x="3.002cm" svg:y="3.964cm">
          <draw:text-box>
            <text:p>D</text:p>
          </draw:text-box>
        </draw:frame>
        <draw:line draw:style-name="gr1" draw:text-style-name="P1" draw:layer="layout" svg:x1="4.061cm" svg:y1="4.372cm" svg:x2="5.434cm" svg:y2="4.372cm">
          <text:p/>
        </draw:line>
        <draw:frame draw:style-name="gr3" draw:layer="layout" svg:width="0.925cm" svg:height="0.963cm" svg:x="19.304cm" svg:y="4.064cm">
          <draw:text-box>
            <text:p>E</text:p>
          </draw:text-box>
        </draw:frame>
        <draw:line draw:style-name="gr1" draw:text-style-name="P1" draw:layer="layout" svg:x1="19.05cm" svg:y1="4.472cm" svg:x2="17.526cm" svg:y2="4.472cm">
          <text:p/>
        </draw:line>
        <draw:frame draw:style-name="gr3" draw:layer="layout" svg:width="3.918cm" svg:height="0.963cm" svg:x="3.302cm" svg:y="1.524cm">
          <draw:text-box>
            <text:p>Question 24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5" draw:layer="layout" svg:width="20.284cm" svg:height="10.931cm" svg:x="4.064cm" svg:y="4.263cm">
          <draw:text-box>
            <text:p><text:s text:c="113"/></text:p>
            <text:p>I have some math problems that <text:span text:style-name="T1">I'm not very good at</text:span>. They are questions 24, 25, and 26 on the exam paper.</text:p>
            <text:p/>
            <text:p/>
            <text:p/>
            <text:p/>
            <text:p>I have some math problems that I couldn't solve. They are questions 24, 25, and 26 on the exam paper</text:p>
            <text:p/>
            <text:p/>
            <text:p/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1" draw:text-style-name="P1" draw:layer="layout" svg:x1="3.302cm" svg:y1="6.805cm" svg:x2="22.86cm" svg:y2="6.805cm">
          <text:p/>
        </draw:line>
        <draw:circle draw:style-name="gr2" draw:text-style-name="P1" draw:layer="layout" svg:width="0.254cm" svg:height="0.254cm" svg:x="3.302cm" svg:y="6.651cm">
          <text:p/>
        </draw:circle>
        <draw:frame draw:style-name="gr3" draw:layer="layout" svg:width="0.925cm" svg:height="0.963cm" svg:x="2.948cm" svg:y="7.567cm">
          <draw:text-box>
            <text:p>A</text:p>
          </draw:text-box>
        </draw:frame>
        <draw:circle draw:style-name="gr2" draw:text-style-name="P1" draw:layer="layout" svg:width="0.254cm" svg:height="0.254cm" svg:x="19.812cm" svg:y="6.705cm">
          <text:p/>
        </draw:circle>
        <draw:frame draw:style-name="gr3" draw:layer="layout" svg:width="0.925cm" svg:height="0.963cm" svg:x="19.504cm" svg:y="7.567cm">
          <draw:text-box>
            <text:p>B</text:p>
          </draw:text-box>
        </draw:frame>
        <draw:frame draw:style-name="gr3" draw:layer="layout" svg:width="0.853cm" svg:height="0.963cm" svg:x="3.048cm" svg:y="5.535cm">
          <draw:text-box>
            <text:p>0</text:p>
          </draw:text-box>
        </draw:frame>
        <draw:frame draw:style-name="gr3" draw:layer="layout" svg:width="1.205cm" svg:height="0.963cm" svg:x="19.258cm" svg:y="5.589cm">
          <draw:text-box>
            <text:p>12</text:p>
          </draw:text-box>
        </draw:frame>
        <draw:ellipse draw:style-name="gr2" draw:text-style-name="P1" draw:layer="layout" svg:width="0.254cm" svg:height="0.411cm" svg:x="9.732cm" svg:y="6.605cm">
          <text:p/>
        </draw:ellipse>
        <draw:frame draw:style-name="gr3" draw:layer="layout" svg:width="0.925cm" svg:height="0.963cm" svg:x="9.478cm" svg:y="7.724cm">
          <draw:text-box>
            <text:p>K</text:p>
          </draw:text-box>
        </draw:frame>
        <draw:frame draw:style-name="gr3" draw:layer="layout" svg:width="0.82cm" svg:height="0.963cm" svg:x="9.478cm" svg:y="5.492cm">
          <draw:text-box>
            <text:p>k</text:p>
          </draw:text-box>
        </draw:frame>
        <draw:frame draw:style-name="gr3" draw:layer="layout" svg:width="0.891cm" svg:height="0.963cm" svg:x="3.003cm" svg:y="4.265cm">
          <draw:text-box>
            <text:p>F</text:p>
          </draw:text-box>
        </draw:frame>
        <draw:line draw:style-name="gr1" draw:text-style-name="P1" draw:layer="layout" svg:x1="4.062cm" svg:y1="4.673cm" svg:x2="5.435cm" svg:y2="4.673cm">
          <text:p/>
        </draw:line>
        <draw:frame draw:style-name="gr3" draw:layer="layout" svg:width="0.997cm" svg:height="0.963cm" svg:x="19.305cm" svg:y="4.365cm">
          <draw:text-box>
            <text:p>G</text:p>
          </draw:text-box>
        </draw:frame>
        <draw:line draw:style-name="gr1" draw:text-style-name="P1" draw:layer="layout" svg:x1="19.051cm" svg:y1="4.773cm" svg:x2="17.527cm" svg:y2="4.773cm">
          <text:p/>
        </draw:line>
        <draw:ellipse draw:style-name="gr2" draw:text-style-name="P1" draw:layer="layout" svg:width="0.254cm" svg:height="0.257cm" svg:x="13.97cm" svg:y="6.705cm">
          <text:p/>
        </draw:ellipse>
        <draw:frame draw:style-name="gr3" draw:layer="layout" svg:width="0.959cm" svg:height="0.963cm" svg:x="13.716cm" svg:y="7.47cm">
          <draw:text-box>
            <text:p>H</text:p>
          </draw:text-box>
        </draw:frame>
        <draw:frame draw:style-name="gr3" draw:layer="layout" svg:width="0.853cm" svg:height="0.963cm" svg:x="13.716cm" svg:y="5.492cm">
          <draw:text-box>
            <text:p>7</text:p>
          </draw:text-box>
        </draw:frame>
        <draw:frame draw:style-name="gr3" draw:layer="layout" svg:width="9.168cm" svg:height="3.811cm" svg:x="4.572cm" svg:y="10.414cm">
          <draw:text-box>
            <text:p>k/1 + (7-k) / 2 <text:s text:c="5"/>= <text:s text:c="6"/>(12-7)/1</text:p>
            <text:p/>
            <text:p>2k + 7 – k = 10</text:p>
            <text:p/>
            <text:p>k = 3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1" draw:text-style-name="P1" draw:layer="layout" svg:x1="3.302cm" svg:y1="6.605cm" svg:x2="22.86cm" svg:y2="6.605cm">
          <text:p/>
        </draw:line>
        <draw:circle draw:style-name="gr2" draw:text-style-name="P1" draw:layer="layout" svg:width="0.254cm" svg:height="0.254cm" svg:x="3.302cm" svg:y="6.451cm">
          <text:p/>
        </draw:circle>
        <draw:frame draw:style-name="gr3" draw:layer="layout" svg:width="0.925cm" svg:height="0.963cm" svg:x="2.948cm" svg:y="7.367cm">
          <draw:text-box>
            <text:p>A</text:p>
          </draw:text-box>
        </draw:frame>
        <draw:circle draw:style-name="gr2" draw:text-style-name="P1" draw:layer="layout" svg:width="0.254cm" svg:height="0.254cm" svg:x="19.812cm" svg:y="6.505cm">
          <text:p/>
        </draw:circle>
        <draw:frame draw:style-name="gr3" draw:layer="layout" svg:width="0.925cm" svg:height="0.963cm" svg:x="19.504cm" svg:y="7.367cm">
          <draw:text-box>
            <text:p>B</text:p>
          </draw:text-box>
        </draw:frame>
        <draw:frame draw:style-name="gr3" draw:layer="layout" svg:width="0.853cm" svg:height="0.963cm" svg:x="3.048cm" svg:y="5.335cm">
          <draw:text-box>
            <text:p>0</text:p>
          </draw:text-box>
        </draw:frame>
        <draw:frame draw:style-name="gr3" draw:layer="layout" svg:width="1.205cm" svg:height="0.963cm" svg:x="19.258cm" svg:y="5.389cm">
          <draw:text-box>
            <text:p>12</text:p>
          </draw:text-box>
        </draw:frame>
        <draw:ellipse draw:style-name="gr2" draw:text-style-name="P1" draw:layer="layout" svg:width="0.254cm" svg:height="0.411cm" svg:x="16.532cm" svg:y="6.405cm">
          <text:p/>
        </draw:ellipse>
        <draw:frame draw:style-name="gr3" draw:layer="layout" svg:width="0.925cm" svg:height="0.963cm" svg:x="16.278cm" svg:y="7.524cm">
          <draw:text-box>
            <text:p>K</text:p>
          </draw:text-box>
        </draw:frame>
        <draw:frame draw:style-name="gr3" draw:layer="layout" svg:width="0.82cm" svg:height="0.963cm" svg:x="16.278cm" svg:y="5.292cm">
          <draw:text-box>
            <text:p>k</text:p>
          </draw:text-box>
        </draw:frame>
        <draw:frame draw:style-name="gr3" draw:layer="layout" svg:width="0.891cm" svg:height="0.963cm" svg:x="3.003cm" svg:y="4.065cm">
          <draw:text-box>
            <text:p>F</text:p>
          </draw:text-box>
        </draw:frame>
        <draw:line draw:style-name="gr1" draw:text-style-name="P1" draw:layer="layout" svg:x1="4.062cm" svg:y1="4.473cm" svg:x2="5.435cm" svg:y2="4.473cm">
          <text:p/>
        </draw:line>
        <draw:frame draw:style-name="gr3" draw:layer="layout" svg:width="0.997cm" svg:height="0.963cm" svg:x="19.305cm" svg:y="4.165cm">
          <draw:text-box>
            <text:p>G</text:p>
          </draw:text-box>
        </draw:frame>
        <draw:line draw:style-name="gr1" draw:text-style-name="P1" draw:layer="layout" svg:x1="19.051cm" svg:y1="4.573cm" svg:x2="17.527cm" svg:y2="4.573cm">
          <text:p/>
        </draw:line>
        <draw:ellipse draw:style-name="gr2" draw:text-style-name="P1" draw:layer="layout" svg:width="0.254cm" svg:height="0.257cm" svg:x="13.97cm" svg:y="6.505cm">
          <text:p/>
        </draw:ellipse>
        <draw:frame draw:style-name="gr3" draw:layer="layout" svg:width="0.959cm" svg:height="0.963cm" svg:x="13.716cm" svg:y="7.27cm">
          <draw:text-box>
            <text:p>H</text:p>
          </draw:text-box>
        </draw:frame>
        <draw:frame draw:style-name="gr3" draw:layer="layout" svg:width="0.853cm" svg:height="0.963cm" svg:x="13.716cm" svg:y="5.292cm">
          <draw:text-box>
            <text:p>7</text:p>
          </draw:text-box>
        </draw:frame>
        <draw:frame draw:style-name="gr3" draw:layer="layout" svg:width="9.231cm" svg:height="3.811cm" svg:x="4.826cm" svg:y="10.918cm">
          <draw:text-box>
            <text:p>7/1 <text:s text:c="2"/>= <text:s text:c="3"/>(12-k)/1 <text:s/>+ <text:s/>(k-7)/(1/2) </text:p>
            <text:p/>
            <text:p>7 <text:s/>=12 - k +2k - 14</text:p>
            <text:p/>
            <text:p>k = 9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layer="layout" svg:width="17.689cm" svg:height="11.643cm" svg:x="3.048cm" svg:y="2.794cm">
          <draw:text-box>
            <text:p>Question 25</text:p>
            <text:p/>
            <text:p/>
            <text:p/>
            <text:p><text:s text:c="29"/>Step 1 <text:s text:c="11"/>step 2 <text:s text:c="19"/>step 3</text:p>
            <text:p/>
            <text:p>2 <text:s text:c="14"/>→ <text:s text:c="11"/>-2 <text:s text:c="7"/>→ <text:s text:c="6"/>-1 <text:s text:c="13"/>→ <text:s text:c="9"/>-1</text:p>
            <text:p/>
            <text:p/>
            <text:p/>
            <text:p/>
            <text:p>a <text:s text:c="14"/>→ <text:s text:c="11"/>-a <text:s text:c="6"/>→ <text:s text:c="6"/>1-a <text:s text:c="11"/>→ <text:s text:c="7"/>1/(1-a)</text:p>
            <text:p/>
            <text:p>1/(1-a) <text:s text:c="5"/>→ <text:s text:c="6"/>-1/(1-a) <text:s text:c="3"/>→ <text:s text:c="6"/>-a/(1-a) <text:s text:c="4"/>→ <text:s text:c="6"/>(1-a)/(-a) <text:s/></text:p>
            <text:p/>
            <text:p>(1-a)/(-a) <text:s text:c="2"/>→ <text:s text:c="6"/>(1-a)/a <text:s text:c="4"/>→ <text:s text:c="6"/>1/a <text:s text:c="11"/>→ <text:s text:c="9"/>a <text:s text:c="4"/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layer="layout" svg:width="3.918cm" svg:height="0.963cm" svg:x="2.54cm" svg:y="1.778cm">
          <draw:text-box>
            <text:p>Question 26</text:p>
          </draw:text-box>
        </draw:frame>
        <draw:line draw:style-name="gr6" draw:text-style-name="P1" draw:layer="layout" svg:x1="7.874cm" svg:y1="11.938cm" svg:x2="20.066cm" svg:y2="11.938cm">
          <text:p/>
        </draw:line>
        <draw:line draw:style-name="gr6" draw:text-style-name="P1" draw:layer="layout" svg:x1="7.874cm" svg:y1="11.938cm" svg:x2="15.494cm" svg:y2="3.556cm">
          <text:p/>
        </draw:line>
        <draw:frame draw:style-name="gr3" draw:layer="layout" svg:width="1.031cm" svg:height="1.675cm" svg:x="14.986cm" svg:y="2.54cm">
          <draw:text-box>
            <text:p>M</text:p>
            <text:p/>
          </draw:text-box>
        </draw:frame>
        <draw:frame draw:style-name="gr3" draw:layer="layout" svg:width="0.997cm" svg:height="1.675cm" svg:x="7.112cm" svg:y="12.7cm">
          <draw:text-box>
            <text:p>O</text:p>
            <text:p/>
          </draw:text-box>
        </draw:frame>
        <draw:frame draw:style-name="gr3" draw:layer="layout" svg:width="0.959cm" svg:height="0.963cm" svg:x="20.066cm" svg:y="12.7cm">
          <draw:text-box>
            <text:p>N</text:p>
          </draw:text-box>
        </draw:frame>
        <draw:frame draw:style-name="gr3" draw:layer="layout" svg:width="0.925cm" svg:height="1.675cm" svg:x="18.796cm" svg:y="5.588cm">
          <draw:text-box>
            <text:p>P</text:p>
            <text:p/>
          </draw:text-box>
        </draw:frame>
        <draw:line draw:style-name="gr6" draw:text-style-name="P1" draw:layer="layout" svg:x1="7.874cm" svg:y1="11.938cm" svg:x2="18.542cm" svg:y2="6.35cm">
          <text:p/>
        </draw:lin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line draw:style-name="gr6" draw:text-style-name="P1" draw:layer="layout" svg:x1="7.874cm" svg:y1="13.97cm" svg:x2="22.098cm" svg:y2="13.97cm">
          <text:p/>
        </draw:line>
        <draw:line draw:style-name="gr6" draw:text-style-name="P1" draw:layer="layout" svg:x1="7.874cm" svg:y1="13.97cm" svg:x2="18.034cm" svg:y2="3.048cm">
          <text:p/>
        </draw:line>
        <draw:frame draw:style-name="gr3" draw:layer="layout" svg:width="1.031cm" svg:height="1.675cm" svg:x="18.288cm" svg:y="2.032cm">
          <draw:text-box>
            <text:p>M</text:p>
            <text:p/>
          </draw:text-box>
        </draw:frame>
        <draw:frame draw:style-name="gr3" draw:layer="layout" svg:width="0.997cm" svg:height="1.675cm" svg:x="7.62cm" svg:y="14.478cm">
          <draw:text-box>
            <text:p>O</text:p>
            <text:p/>
          </draw:text-box>
        </draw:frame>
        <draw:frame draw:style-name="gr3" draw:layer="layout" svg:width="0.959cm" svg:height="1.675cm" svg:x="22.098cm" svg:y="14.732cm">
          <draw:text-box>
            <text:p>N</text:p>
            <text:p/>
          </draw:text-box>
        </draw:frame>
        <draw:frame draw:style-name="gr3" draw:layer="layout" svg:width="0.925cm" svg:height="1.675cm" svg:x="11.43cm" svg:y="2.535cm">
          <draw:text-box>
            <text:p>P</text:p>
            <text:p/>
          </draw:text-box>
        </draw:frame>
        <draw:line draw:style-name="gr6" draw:text-style-name="P1" draw:layer="layout" svg:x1="7.874cm" svg:y1="13.97cm" svg:x2="11.684cm" svg:y2="3.556cm">
          <text:p/>
        </draw:line>
        <draw:frame draw:style-name="gr3" draw:layer="layout" svg:width="0.925cm" svg:height="1.675cm" svg:x="20.828cm" svg:y="18.034cm">
          <draw:text-box>
            <text:p>P</text:p>
            <text:p/>
          </draw:text-box>
        </draw:frame>
        <draw:frame draw:style-name="gr3" draw:layer="layout" svg:width="6.027cm" svg:height="0.963cm" svg:x="6.096cm" svg:y="17.018cm">
          <draw:text-box>
            <text:p>(x + x + 60) / 60 = 2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line draw:style-name="gr6" draw:text-style-name="P1" draw:layer="layout" svg:x1="12.7cm" svg:y1="14.732cm" svg:x2="23.876cm" svg:y2="14.732cm">
          <text:p/>
        </draw:line>
        <draw:line draw:style-name="gr6" draw:text-style-name="P1" draw:layer="layout" svg:x1="12.7cm" svg:y1="14.732cm" svg:x2="7.62cm" svg:y2="4.064cm">
          <text:p/>
        </draw:line>
        <draw:frame draw:style-name="gr3" draw:layer="layout" svg:width="0.925cm" svg:height="1.675cm" svg:x="24.13cm" svg:y="15.494cm">
          <draw:text-box>
            <text:p>S</text:p>
            <text:p/>
          </draw:text-box>
        </draw:frame>
        <draw:frame draw:style-name="gr3" draw:layer="layout" svg:width="0.997cm" svg:height="1.675cm" svg:x="12.192cm" svg:y="15.748cm">
          <draw:text-box>
            <text:p>O</text:p>
            <text:p/>
          </draw:text-box>
        </draw:frame>
        <draw:frame draw:style-name="gr3" draw:layer="layout" svg:width="0.896cm" svg:height="1.675cm" svg:x="6.35cm" svg:y="2.794cm">
          <draw:text-box>
            <text:p>T</text:p>
            <text:p/>
          </draw:text-box>
        </draw:frame>
        <draw:line draw:style-name="gr6" draw:text-style-name="P1" draw:layer="layout" svg:x1="12.7cm" svg:y1="14.732cm" svg:x2="18.796cm" svg:y2="4.064cm">
          <text:p/>
        </draw:line>
        <draw:frame draw:style-name="gr3" draw:layer="layout" svg:width="0.925cm" svg:height="1.675cm" svg:x="19.05cm" svg:y="3.302cm">
          <draw:text-box>
            <text:p>K</text:p>
            <text:p/>
          </draw:text-box>
        </draw:frame>
        <draw:line draw:style-name="gr6" draw:text-style-name="P1" draw:layer="layout" svg:x1="12.7cm" svg:y1="14.732cm" svg:x2="21.844cm" svg:y2="5.334cm">
          <text:p/>
        </draw:line>
        <draw:frame draw:style-name="gr3" draw:layer="layout" svg:width="1.031cm" svg:height="1.675cm" svg:x="22.352cm" svg:y="4.819cm">
          <draw:text-box>
            <text:p>M</text:p>
            <text:p/>
          </draw:text-box>
        </draw:frame>
        <draw:line draw:style-name="gr6" draw:text-style-name="P1" draw:layer="layout" svg:x1="12.7cm" svg:y1="14.732cm" svg:x2="24.384cm" svg:y2="17.169cm">
          <text:p/>
        </draw:line>
        <draw:frame draw:style-name="gr3" draw:layer="layout" svg:width="0.959cm" svg:height="1.675cm" svg:x="24.892cm" svg:y="17.769cm">
          <draw:text-box>
            <text:p>N</text:p>
            <text:p/>
          </draw:text-box>
        </draw:frame>
        <draw:line draw:style-name="gr6" draw:text-style-name="P1" draw:layer="layout" svg:x1="12.7cm" svg:y1="14.732cm" svg:x2="0cm" svg:y2="11.176cm">
          <text:p/>
        </draw:lin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5-01-04T20:50:23.84</meta:creation-date>
    <meta:editing-duration>PT1H10M54S</meta:editing-duration>
    <meta:editing-cycles>6</meta:editing-cycles>
    <dc:date>2025-01-04T22:32:01.55</dc:date>
    <meta:generator>OpenOffice/4.1.11$Win32 OpenOffice.org_project/4111m1$Build-9808</meta:generator>
    <meta:document-statistic meta:object-count="119"/>
  </office:meta>
</office:document-meta>
</file>